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8"/>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9"/>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10"/>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1"/>
    <style:style style:name="P20" style:family="paragraph" style:parent-style-name="Text_20_body" style:list-style-name="L11">
      <style:paragraph-properties fo:margin-top="0in" fo:margin-bottom="0in" style:contextual-spacing="false"/>
    </style:style>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3">
      <style:paragraph-properties fo:margin-top="0in" fo:margin-bottom="0in" style:contextual-spacing="false"/>
    </style:style>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5">
      <style:paragraph-properties fo:margin-top="0in" fo:margin-bottom="0in" style:contextual-spacing="false"/>
    </style:style>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7">
      <style:paragraph-properties fo:margin-top="0in" fo:margin-bottom="0in" style:contextual-spacing="false"/>
    </style:style>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19">
      <style:paragraph-properties fo:margin-top="0in" fo:margin-bottom="0in" style:contextual-spacing="false"/>
    </style:style>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ability of the server to send UDP packets to the client can be lost in several scenarios, particularly when dealing with clients behind NAT or firewalls. Here are the most common scenarios:</text:p>
      <text:p text:style-name="Horizontal_20_Line"/>
      <text:h text:style-name="Heading_20_3" text:outline-level="3">1. <text:span text:style-name="Strong_20_Emphasis">NAT Timeout</text:span></text:h>
      <text:list text:style-name="L1">
        <text:list-item>
          <text:p text:style-name="P2"><text:span text:style-name="Strong_20_Emphasis">Cause</text:span>: NAT devices (routers) create temporary mappings of the client's private IP/port to a public IP/port. If the client stops sending traffic for a period, the NAT device may consider the mapping idle and remove it.</text:p>
        </text:list-item>
        <text:list-item>
          <text:p text:style-name="P1"><text:span text:style-name="Strong_20_Emphasis">Result</text:span>: The server will no longer be able to send UDP packets to the client because the NAT mapping has expired.</text:p>
        </text:list-item>
      </text:list>
      <text:p text:style-name="Text_20_body"><text:span text:style-name="Strong_20_Emphasis">Prevention</text:span>:</text:p>
      <text:list text:style-name="L2">
        <text:list-item>
          <text:p text:style-name="P3">The client can send periodic "keep-alive" messages to the server to maintain the NAT mapping.</text:p>
        </text:list-item>
      </text:list>
      <text:p text:style-name="Horizontal_20_Line"/>
      <text:h text:style-name="Heading_20_3" text:outline-level="3">2. <text:span text:style-name="Strong_20_Emphasis">Firewall Rules</text:span></text:h>
      <text:list text:style-name="L3">
        <text:list-item>
          <text:p text:style-name="P5"><text:span text:style-name="Strong_20_Emphasis">Cause</text:span>: Firewalls on the client’s network or on intermediary routers may block incoming UDP packets from unknown sources or after a period of inactivity.</text:p>
        </text:list-item>
        <text:list-item>
          <text:p text:style-name="P4"><text:span text:style-name="Strong_20_Emphasis">Result</text:span>: The server's packets are dropped before reaching the client.</text:p>
        </text:list-item>
      </text:list>
      <text:p text:style-name="Text_20_body"><text:span text:style-name="Strong_20_Emphasis">Prevention</text:span>:</text:p>
      <text:list text:style-name="L4">
        <text:list-item>
          <text:p text:style-name="P7">Configure firewalls to allow UDP packets from the server's IP/port.</text:p>
        </text:list-item>
        <text:list-item>
          <text:p text:style-name="P6">Use protocols like STUN (Session Traversal Utilities for NAT) to help traverse NAT and firewalls.</text:p>
        </text:list-item>
      </text:list>
      <text:p text:style-name="Horizontal_20_Line"/>
      <text:h text:style-name="Heading_20_3" text:outline-level="3">3. <text:span text:style-name="Strong_20_Emphasis">Client Application Shutdown</text:span></text:h>
      <text:list text:style-name="L5">
        <text:list-item>
          <text:p text:style-name="P9"><text:span text:style-name="Strong_20_Emphasis">Cause</text:span>: If the client application closes its UDP socket or terminates, it stops listening for UDP packets on its port.</text:p>
        </text:list-item>
        <text:list-item>
          <text:p text:style-name="P8"><text:span text:style-name="Strong_20_Emphasis">Result</text:span>: Even if the NAT mapping is valid, the client won't process incoming packets.</text:p>
        </text:list-item>
      </text:list>
      <text:p text:style-name="Text_20_body"><text:span text:style-name="Strong_20_Emphasis">Prevention</text:span>:</text:p>
      <text:list text:style-name="L6">
        <text:list-item>
          <text:p text:style-name="P10">Ensure the client application handles reconnection or socket reinitialization if it restarts.</text:p>
        </text:list-item>
      </text:list>
      <text:p text:style-name="Horizontal_20_Line"/>
      <text:h text:style-name="Heading_20_3" text:outline-level="3">4. <text:span text:style-name="Strong_20_Emphasis">Server Restarts or Configuration Changes</text:span></text:h>
      <text:list text:style-name="L7">
        <text:list-item>
          <text:p text:style-name="P12"><text:span text:style-name="Strong_20_Emphasis">Cause</text:span>: If the server restarts or its configuration changes (e.g., IP address or port number), it might fail to use the correct information to reach the client.</text:p>
        </text:list-item>
        <text:list-item>
          <text:p text:style-name="P11"><text:span text:style-name="Strong_20_Emphasis">Result</text:span>: The server’s attempts to send UDP packets will not reach the client due to incorrect addressing or socket issues.</text:p>
        </text:list-item>
      </text:list>
      <text:p text:style-name="Text_20_body"><text:soft-page-break/><text:span text:style-name="Strong_20_Emphasis">Prevention</text:span>:</text:p>
      <text:list text:style-name="L8">
        <text:list-item>
          <text:p text:style-name="P14">Use static server configurations where possible.</text:p>
        </text:list-item>
        <text:list-item>
          <text:p text:style-name="P13">If dynamic IP addresses are used, implement mechanisms to inform clients of server address changes (e.g., DNS updates).</text:p>
        </text:list-item>
      </text:list>
      <text:p text:style-name="Horizontal_20_Line"/>
      <text:h text:style-name="Heading_20_3" text:outline-level="3">5. <text:span text:style-name="Strong_20_Emphasis">NAT Hairpinning or Symmetric NAT Issues</text:span></text:h>
      <text:list text:style-name="L9">
        <text:list-item>
          <text:p text:style-name="P16"><text:span text:style-name="Strong_20_Emphasis">Cause</text:span>: Some NAT types, such as symmetric NATs, do not allow external devices to send packets back to the client even if the server has the correct public IP/port. Hairpinning NATs can have similar restrictions.</text:p>
        </text:list-item>
        <text:list-item>
          <text:p text:style-name="P15"><text:span text:style-name="Strong_20_Emphasis">Result</text:span>: The server cannot send UDP packets back to the client.</text:p>
        </text:list-item>
      </text:list>
      <text:p text:style-name="Text_20_body"><text:span text:style-name="Strong_20_Emphasis">Prevention</text:span>:</text:p>
      <text:list text:style-name="L10">
        <text:list-item>
          <text:p text:style-name="P18">Use protocols like TURN (Traversal Using Relays around NAT) to relay traffic through an intermediate server.</text:p>
        </text:list-item>
        <text:list-item>
          <text:p text:style-name="P17">Design applications to work with NAT traversal tools.</text:p>
        </text:list-item>
      </text:list>
      <text:p text:style-name="Horizontal_20_Line"/>
      <text:h text:style-name="Heading_20_3" text:outline-level="3">6. <text:span text:style-name="Strong_20_Emphasis">IP Address Changes</text:span></text:h>
      <text:list text:style-name="L11">
        <text:list-item>
          <text:p text:style-name="P20"><text:span text:style-name="Strong_20_Emphasis">Cause</text:span>: The client’s IP address changes due to a dynamic IP assignment (e.g., reconnecting to a network, mobile devices switching networks).</text:p>
        </text:list-item>
        <text:list-item>
          <text:p text:style-name="P19"><text:span text:style-name="Strong_20_Emphasis">Result</text:span>: The server continues sending UDP packets to the old IP address, which no longer reaches the client.</text:p>
        </text:list-item>
      </text:list>
      <text:p text:style-name="Text_20_body"><text:span text:style-name="Strong_20_Emphasis">Prevention</text:span>:</text:p>
      <text:list text:style-name="L12">
        <text:list-item>
          <text:p text:style-name="P21">Implement mechanisms for the client to notify the server of its updated IP address (e.g., periodic re-registration).</text:p>
        </text:list-item>
      </text:list>
      <text:p text:style-name="Horizontal_20_Line"/>
      <text:h text:style-name="Heading_20_3" text:outline-level="3">7. <text:span text:style-name="Strong_20_Emphasis">Network Changes or Disruptions</text:span></text:h>
      <text:list text:style-name="L13">
        <text:list-item>
          <text:p text:style-name="P23"><text:span text:style-name="Strong_20_Emphasis">Cause</text:span>: Network disruptions, such as a Wi-Fi disconnection, mobile network changes, or ISP routing issues, can interrupt communication.</text:p>
        </text:list-item>
        <text:list-item>
          <text:p text:style-name="P22"><text:span text:style-name="Strong_20_Emphasis">Result</text:span>: UDP packets from the server fail to reach the client.</text:p>
        </text:list-item>
      </text:list>
      <text:p text:style-name="Text_20_body"><text:span text:style-name="Strong_20_Emphasis">Prevention</text:span>:</text:p>
      <text:list text:style-name="L14">
        <text:list-item>
          <text:p text:style-name="P24">Clients should detect network changes and re-establish communication with the server.</text:p>
        </text:list-item>
      </text:list>
      <text:p text:style-name="Horizontal_20_Line"/>
      <text:h text:style-name="Heading_20_3" text:outline-level="3"><text:soft-page-break/>8. <text:span text:style-name="Strong_20_Emphasis">Port Changes</text:span></text:h>
      <text:list text:style-name="L15">
        <text:list-item>
          <text:p text:style-name="P26"><text:span text:style-name="Strong_20_Emphasis">Cause</text:span>: The client’s NAT device may assign a new public port for outgoing traffic after a reconnection or network change.</text:p>
        </text:list-item>
        <text:list-item>
          <text:p text:style-name="P25"><text:span text:style-name="Strong_20_Emphasis">Result</text:span>: The server’s packets are sent to the old port, which is no longer valid.</text:p>
        </text:list-item>
      </text:list>
      <text:p text:style-name="Text_20_body"><text:span text:style-name="Strong_20_Emphasis">Prevention</text:span>:</text:p>
      <text:list text:style-name="L16">
        <text:list-item>
          <text:p text:style-name="P27">The client should re-establish communication with the server, allowing the server to learn the new IP/port.</text:p>
        </text:list-item>
      </text:list>
      <text:p text:style-name="Horizontal_20_Line"/>
      <text:h text:style-name="Heading_20_3" text:outline-level="3">9. <text:span text:style-name="Strong_20_Emphasis">Intermediary Device Failures</text:span></text:h>
      <text:list text:style-name="L17">
        <text:list-item>
          <text:p text:style-name="P29"><text:span text:style-name="Strong_20_Emphasis">Cause</text:span>: Routers, NAT devices, or other network devices in the path may fail or be reconfigured, breaking the route between the server and client.</text:p>
        </text:list-item>
        <text:list-item>
          <text:p text:style-name="P28"><text:span text:style-name="Strong_20_Emphasis">Result</text:span>: Packets from the server fail to reach the client.</text:p>
        </text:list-item>
      </text:list>
      <text:p text:style-name="Text_20_body"><text:span text:style-name="Strong_20_Emphasis">Prevention</text:span>:</text:p>
      <text:list text:style-name="L18">
        <text:list-item>
          <text:p text:style-name="P30">Use redundant or fault-tolerant network configurations if possible.</text:p>
        </text:list-item>
      </text:list>
      <text:p text:style-name="Horizontal_20_Line"/>
      <text:h text:style-name="Heading_20_3" text:outline-level="3">10. <text:span text:style-name="Strong_20_Emphasis">UDP-Specific Limitations</text:span></text:h>
      <text:list text:style-name="L19">
        <text:list-item>
          <text:p text:style-name="P32"><text:span text:style-name="Strong_20_Emphasis">Cause</text:span>: UDP is connectionless, meaning there’s no guarantee that packets will be delivered or arrive in order. High network congestion or packet loss can prevent UDP packets from reaching the client.</text:p>
        </text:list-item>
        <text:list-item>
          <text:p text:style-name="P31"><text:span text:style-name="Strong_20_Emphasis">Result</text:span>: Packets are dropped, and the client does not receive the server’s message.</text:p>
        </text:list-item>
      </text:list>
      <text:p text:style-name="Text_20_body"><text:span text:style-name="Strong_20_Emphasis">Prevention</text:span>:</text:p>
      <text:list text:style-name="L20">
        <text:list-item>
          <text:p text:style-name="P33">Implement application-level retries or acknowledgments to ensure critical messages are delivered.</text:p>
        </text:list-item>
      </text:list>
      <text:p text:style-name="Horizontal_20_Line"/>
      <text:h text:style-name="Heading_20_3" text:outline-level="3">Conclusion</text:h>
      <text:p text:style-name="Text_20_body">The server’s ability to send UDP packets to the client can be disrupted by a range of issues, including NAT and firewall behavior, client-side events, network changes, and UDP's inherent limitations. To mitigate these risks:</text:p>
      <text:list text:style-name="L21">
        <text:list-item>
          <text:p text:style-name="P35">Use NAT traversal techniques (e.g., STUN, TURN).</text:p>
        </text:list-item>
        <text:list-item>
          <text:p text:style-name="P35">Implement application-level keep-alives.</text:p>
        </text:list-item>
        <text:list-item>
          <text:p text:style-name="P35">Handle reconnections and retries gracefully.</text:p>
        </text:list-item>
        <text:list-item>
          <text:p text:style-name="P34">Design your application to be resilient to temporary communication losse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8T09:53:27.720000000</meta:creation-date>
    <dc:date>2024-12-08T14:42:26.769000000</dc:date>
    <meta:editing-duration>PT4H38M44S</meta:editing-duration>
    <meta:editing-cycles>1</meta:editing-cycles>
    <meta:document-statistic meta:table-count="0" meta:image-count="0" meta:object-count="0" meta:page-count="3" meta:paragraph-count="60" meta:word-count="745" meta:character-count="4628" meta:non-whitespace-character-count="3980"/>
    <meta:generator>LibreOffice/24.2.5.2$Windows_X86_64 LibreOffice_project/bffef4ea93e59bebbeaf7f431bb02b1a39ee8a59</meta:generator>
  </office:meta>
</office:document-meta>
</file>